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48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142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58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1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247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39" office:value-type="float" office:value="43" calcext:value-type="float" table:number-columns-spanned="2" table:number-rows-spanned="1">
            <text:p>43</text:p>
          </table:table-cell>
          <table:covered-table-cell table:style-name="ce65"/>
          <table:table-cell table:style-name="ce65" table:number-columns-repeated="3"/>
          <table:table-cell table:style-name="ce1"/>
          <table:table-cell table:style-name="ce39" office:value-type="float" office:value="46" calcext:value-type="float" table:number-columns-spanned="2" table:number-rows-spanned="1">
            <text:p>46</text:p>
          </table:table-cell>
          <table:covered-table-cell table:style-name="ce65"/>
          <table:table-cell table:style-name="ce65"/>
          <table:table-cell table:style-name="ce39" office:value-type="float" office:value="47" calcext:value-type="float" table:number-columns-spanned="2" table:number-rows-spanned="1">
            <text:p>47</text:p>
          </table:table-cell>
          <table:covered-table-cell table:style-name="ce65"/>
          <table:table-cell table:style-name="ce1" table:number-columns-repeated="85"/>
          <table:table-cell table:style-name="ce39" office:value-type="float" office:value="86" calcext:value-type="float" table:number-columns-spanned="2" table:number-rows-spanned="1">
            <text:p>86</text:p>
          </table:table-cell>
          <table:covered-table-cell table:style-name="ce65"/>
          <table:table-cell table:style-name="ce65"/>
          <table:table-cell table:style-name="ce1" table:number-columns-repeated="3"/>
          <table:table-cell table:style-name="ce65" table:number-columns-repeated="2"/>
          <table:table-cell table:style-name="ce1" table:number-columns-repeated="4"/>
          <table:table-cell table:style-name="ce39" office:value-type="float" office:value="87" calcext:value-type="float" table:number-columns-spanned="2" table:number-rows-spanned="1">
            <text:p>87</text:p>
          </table:table-cell>
          <table:covered-table-cell table:style-name="ce65"/>
          <table:table-cell table:style-name="ce1" table:number-columns-repeated="3"/>
          <table:table-cell table:style-name="ce127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/>
          <table:table-cell table:style-name="ce24"/>
          <table:table-cell table:style-name="ce3" office:value-type="string" calcext:value-type="string" table:number-columns-spanned="2" table:number-rows-spanned="1">
            <text:p>Mose vor Pharao / Exodus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24"/>
          <table:table-cell table:style-name="ce24"/>
          <table:table-cell table:style-name="ce3" table:number-columns-spanned="2" table:number-rows-spanned="1"/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19"/>
          <table:table-cell table:style-name="ce24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Kreuzigung, Auferstehung, Himmelfahrt Christi</text:p>
          </table:table-cell>
          <table:covered-table-cell table:style-name="ce24"/>
          <table:table-cell table:style-name="ce24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24"/>
          <table:table-cell table:style-name="ce127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29"/>
          <table:table-cell table:style-name="ce127" table:number-columns-repeated="891"/>
        </table:table-row>
        <table:table-row table:style-name="ro4">
          <table:table-cell table:style-name="ce1" table:number-columns-repeated="129"/>
          <table:table-cell table:number-columns-repeated="894"/>
        </table:table-row>
        <table:table-row table:style-name="ro5">
          <table:table-cell table:style-name="ce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7"/>
          <table:table-cell table:style-name="ce7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7"/>
          <table:table-cell table:style-name="ce7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7"/>
          <table:table-cell table:style-name="ce7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7"/>
          <table:table-cell table:style-name="ce7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7"/>
          <table:table-cell table:style-name="ce7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7"/>
          <table:table-cell table:style-name="ce7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7"/>
          <table:table-cell table:style-name="ce7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7"/>
          <table:table-cell table:style-name="ce7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7"/>
          <table:table-cell table:style-name="ce7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7"/>
          <table:table-cell table:style-name="ce7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7"/>
          <table:table-cell table:style-name="ce7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7"/>
          <table:table-cell table:style-name="ce7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7"/>
          <table:table-cell table:style-name="ce7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7"/>
          <table:table-cell table:style-name="ce7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7"/>
          <table:table-cell table:style-name="ce7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7"/>
          <table:table-cell table:style-name="ce7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7"/>
          <table:table-cell table:style-name="ce7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7"/>
          <table:table-cell table:style-name="ce7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7"/>
          <table:table-cell table:style-name="ce7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7"/>
          <table:table-cell table:style-name="ce7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7"/>
          <table:table-cell table:style-name="ce7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7"/>
          <table:table-cell table:style-name="ce7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7"/>
          <table:table-cell table:style-name="ce7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7"/>
          <table:table-cell table:style-name="ce7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7"/>
          <table:table-cell table:style-name="ce7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7"/>
          <table:table-cell table:style-name="ce7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7"/>
          <table:table-cell table:style-name="ce7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7"/>
          <table:table-cell table:style-name="ce7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7"/>
          <table:table-cell table:style-name="ce7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7"/>
          <table:table-cell table:style-name="ce7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7"/>
          <table:table-cell table:style-name="ce7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7"/>
          <table:table-cell table:style-name="ce7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7"/>
          <table:table-cell table:style-name="ce7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7"/>
          <table:table-cell table:style-name="ce7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7"/>
          <table:table-cell table:style-name="ce7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7"/>
          <table:table-cell table:style-name="ce7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7"/>
          <table:table-cell table:style-name="ce7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7"/>
          <table:table-cell table:style-name="ce7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7"/>
          <table:table-cell table:style-name="ce7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7"/>
          <table:table-cell table:style-name="ce128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1" office:value-type="float" office:value="14" calcext:value-type="float" table:number-columns-spanned="3" table:number-rows-spanned="1">
            <text:p>14</text:p>
          </table:table-cell>
          <table:covered-table-cell table:style-name="ce42"/>
          <table:covered-table-cell table:style-name="ce43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92" table:formula="of:=[.BG6]-[.AL6]" office:value-type="float" office:value="444" calcext:value-type="float" table:number-columns-spanned="21" table:number-rows-spanned="1">
            <text:p>444</text:p>
          </table:table-cell>
          <table:covered-table-cell table:number-columns-repeated="19" table:style-name="ce180"/>
          <table:covered-table-cell table:style-name="ce194"/>
          <table:table-cell table:style-name="ce23"/>
          <table:table-cell table:style-name="ce25"/>
          <table:table-cell table:style-name="ce22"/>
          <table:table-cell table:style-name="ce201" office:value-type="float" office:value="100" calcext:value-type="float" table:number-columns-spanned="9" table:number-rows-spanned="1">
            <text:p>100</text:p>
          </table:table-cell>
          <table:covered-table-cell table:number-columns-repeated="3" table:style-name="ce204"/>
          <table:covered-table-cell table:number-columns-repeated="4" table:style-name="ce79"/>
          <table:covered-table-cell table:style-name="ce80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99" table:formula="of:=[.CQ6]-[.CE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0"/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6" office:value-type="string" calcext:value-type="string" table:number-columns-spanned="24" table:number-rows-spanned="1">
            <text:p>497=70*7+7</text:p>
          </table:table-cell>
          <table:covered-table-cell table:number-columns-repeated="20" table:style-name="ce169"/>
          <table:covered-table-cell table:number-columns-repeated="2" table:style-name="ce186"/>
          <table:covered-table-cell table:style-name="ce188"/>
          <table:table-cell table:style-name="ce58" office:value-type="string" calcext:value-type="string" table:number-columns-spanned="9" table:number-rows-spanned="1">
            <text:p>66=2*33</text:p>
          </table:table-cell>
          <table:covered-table-cell table:number-columns-repeated="5" table:style-name="ce74"/>
          <table:covered-table-cell table:number-columns-repeated="2" table:style-name="ce79"/>
          <table:covered-table-cell table:style-name="ce80"/>
          <table:table-cell table:style-name="ce202" table:formula="of:=[.CK6]-[.BJ6]" office:value-type="float" office:value="440" calcext:value-type="float" table:number-columns-spanned="27" table:number-rows-spanned="1">
            <text:p>440</text:p>
          </table:table-cell>
          <table:covered-table-cell table:number-columns-repeated="3" table:style-name="ce205"/>
          <table:covered-table-cell table:number-columns-repeated="22" table:style-name="ce186"/>
          <table:covered-table-cell table:style-name="ce188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99" office:value-type="string" calcext:value-type="string" table:number-columns-spanned="9" table:number-rows-spanned="1">
            <text:p>490 = 7*70</text:p>
          </table:table-cell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115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6"/>
          <table:covered-table-cell table:style-name="ce121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85" office:value-type="string" calcext:value-type="string" table:number-columns-spanned="30" table:number-rows-spanned="1">
            <text:p>560=70*7+70=14*40</text:p>
          </table:table-cell>
          <table:covered-table-cell table:style-name="ce85"/>
          <table:covered-table-cell table:number-columns-repeated="5" table:style-name="ce175"/>
          <table:covered-table-cell table:number-columns-repeated="22" table:style-name="ce181"/>
          <table:covered-table-cell table:style-name="ce197"/>
          <table:table-cell table:style-name="ce23"/>
          <table:table-cell table:style-name="ce25"/>
          <table:table-cell table:style-name="ce22"/>
          <table:table-cell table:style-name="ce208" table:formula="of:=[.CB6]-[.BM6]" office:value-type="float" office:value="300" calcext:value-type="float" table:number-columns-spanned="15" table:number-rows-spanned="1">
            <text:p>300</text:p>
          </table:table-cell>
          <table:covered-table-cell table:number-columns-repeated="13" table:style-name="ce209"/>
          <table:covered-table-cell table:style-name="ce221"/>
          <table:table-cell table:style-name="ce23"/>
          <table:table-cell table:style-name="ce25" table:number-columns-repeated="4"/>
          <table:table-cell table:style-name="ce22"/>
          <table:table-cell table:style-name="ce99" table:formula="of:=[.CT6]-[.CH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7" table:formula="of:=[.BP6]-[.AC6]" office:value-type="float" office:value="600" calcext:value-type="float" table:number-columns-spanned="39" table:number-rows-spanned="1">
            <text:p>600</text:p>
          </table:table-cell>
          <table:covered-table-cell table:number-columns-repeated="36" table:style-name="ce170"/>
          <table:covered-table-cell table:style-name="ce186"/>
          <table:covered-table-cell table:style-name="ce188"/>
          <table:table-cell table:style-name="ce23" table:number-columns-repeated="2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226" office:value-type="string" calcext:value-type="string" table:number-columns-spanned="39" table:number-rows-spanned="1">
            <text:p>656 (Vgl Flut)</text:p>
          </table:table-cell>
          <table:covered-table-cell table:number-columns-repeated="37" table:style-name="ce105"/>
          <table:covered-table-cell table:style-name="ce257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168" table:formula="of:=[.BY6]-[.AC6]" office:value-type="float" office:value="700" calcext:value-type="float" table:number-columns-spanned="48" table:number-rows-spanned="1">
            <text:p>700</text:p>
          </table:table-cell>
          <table:covered-table-cell table:number-columns-repeated="36" table:style-name="ce171"/>
          <table:covered-table-cell table:number-columns-repeated="10" table:style-name="ce210"/>
          <table:covered-table-cell table:style-name="ce220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192" office:value-type="string" calcext:value-type="string" table:number-columns-spanned="24" table:number-rows-spanned="1">
            <text:p>532 = 76*7=(7++62)*7=(7+7+62)*7</text:p>
          </table:table-cell>
          <table:covered-table-cell table:number-columns-repeated="22" table:style-name="ce193"/>
          <table:covered-table-cell table:style-name="ce225"/>
          <table:table-cell table:style-name="ce120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213"/>
          <table:covered-table-cell table:style-name="ce216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151" table:formula="of:=[.AI6]-[.N6]" office:value-type="float" office:value="700" calcext:value-type="float" table:number-columns-spanned="21" table:number-rows-spanned="1">
            <text:p>700</text:p>
          </table:table-cell>
          <table:covered-table-cell table:number-columns-repeated="20" table:style-name="ce153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85" office:value-type="string" calcext:value-type="string" table:number-columns-spanned="42" table:number-rows-spanned="1">
            <text:p>560 = 7*80 = 70*7 + 70</text:p>
          </table:table-cell>
          <table:covered-table-cell table:number-columns-repeated="40" table:style-name="ce187"/>
          <table:covered-table-cell table:style-name="ce229"/>
          <table:table-cell table:style-name="ce23"/>
          <table:table-cell table:style-name="ce15" table:number-columns-repeated="8"/>
          <table:table-cell table:style-name="ce108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09"/>
          <table:covered-table-cell table:style-name="ce112"/>
          <table:table-cell table:style-name="ce1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46" table:formula="of:=[.AO6]-[.K6]" office:value-type="float" office:value="1111" calcext:value-type="float" table:number-columns-spanned="30" table:number-rows-spanned="1">
            <text:p>1111</text:p>
          </table:table-cell>
          <table:covered-table-cell table:number-columns-repeated="28" table:style-name="ce150"/>
          <table:covered-table-cell table:style-name="ce18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92" table:formula="of:=[.CK6]-[.BD6]" office:value-type="float" office:value="483" calcext:value-type="float" table:number-columns-spanned="33" table:number-rows-spanned="1">
            <text:p>483</text:p>
          </table:table-cell>
          <table:covered-table-cell table:number-columns-repeated="31" table:style-name="ce193"/>
          <table:covered-table-cell table:style-name="ce225"/>
          <table:table-cell table:style-name="ce99" table:formula="of:=[.CW6]-[.CK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15"/>
          <table:table-cell table:style-name="ce22"/>
          <table:table-cell table:style-name="ce192" office:value-type="string" calcext:value-type="string" table:number-columns-spanned="18" table:number-rows-spanned="1">
            <text:p>483 = 69*7 = (62+7)*7</text:p>
          </table:table-cell>
          <table:covered-table-cell table:number-columns-repeated="16" table:style-name="ce111"/>
          <table:covered-table-cell table:style-name="ce225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28"/>
          <table:table-cell table:style-name="ce55" office:value-type="string" calcext:value-type="string" table:number-columns-spanned="63" table:number-rows-spanned="1">
            <text:p>1656 (vgl Noah bis 2. Tempelzerstörung)</text:p>
          </table:table-cell>
          <table:covered-table-cell table:number-columns-repeated="61" table:style-name="ce16"/>
          <table:covered-table-cell table:style-name="ce28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55" office:value-type="string" calcext:value-type="string" table:number-columns-spanned="96" table:number-rows-spanned="1">
            <text:p>1656 (vgl Flut). Beachte: Mose wird in einem Kasten (Tebah) gerettet. Auch Noah wude 1656 nach Beginn in einem Kasten gerettet.</text:p>
          </table:table-cell>
          <table:covered-table-cell table:style-name="ce55"/>
          <table:covered-table-cell table:number-columns-repeated="5" table:style-name="ce176"/>
          <table:covered-table-cell table:number-columns-repeated="88" table:style-name="ce16"/>
          <table:covered-table-cell table:style-name="ce2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86" table:formula="of:=[.CK6]-[.AF6]" office:value-type="float" office:value="1000" calcext:value-type="float" table:number-columns-spanned="57" table:number-rows-spanned="1">
            <text:p>1000</text:p>
          </table:table-cell>
          <table:covered-table-cell table:style-name="ce174"/>
          <table:covered-table-cell table:number-columns-repeated="5" table:style-name="ce177"/>
          <table:covered-table-cell table:number-columns-repeated="49" table:style-name="ce181"/>
          <table:covered-table-cell table:style-name="ce197"/>
          <table:table-cell table:style-name="ce104" table:number-columns-repeated="11"/>
          <table:table-cell table:style-name="ce15" table:number-columns-repeated="2"/>
          <table:table-cell table:style-name="ce213" table:number-columns-repeated="7"/>
          <table:table-cell table:style-name="ce216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92" table:formula="of:=[.BJ6]-[.AL6]" office:value-type="float" office:value="480" calcext:value-type="float" table:number-columns-spanned="24" table:number-rows-spanned="1">
            <text:p>480</text:p>
          </table:table-cell>
          <table:covered-table-cell table:number-columns-repeated="22" table:style-name="ce180"/>
          <table:covered-table-cell table:style-name="ce194"/>
          <table:table-cell table:style-name="ce86" table:formula="of:=[.DF6]-[.BJ6]" office:value-type="float" office:value="1000" calcext:value-type="float" table:number-columns-spanned="48" table:number-rows-spanned="1">
            <text:p>1000</text:p>
          </table:table-cell>
          <table:covered-table-cell table:number-columns-repeated="3" table:style-name="ce177"/>
          <table:covered-table-cell table:number-columns-repeated="43" table:style-name="ce211"/>
          <table:covered-table-cell table:style-name="ce24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6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15"/>
          <table:table-cell table:style-name="ce25"/>
          <table:table-cell table:style-name="ce15" table:number-columns-repeated="3"/>
          <table:table-cell table:style-name="ce25"/>
          <table:table-cell table:style-name="ce15" table:number-columns-repeated="2"/>
          <table:table-cell table:style-name="ce22"/>
          <table:table-cell table:style-name="ce25"/>
          <table:table-cell table:style-name="ce15" table:number-columns-repeated="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86" office:value-type="float" office:value="1000" calcext:value-type="float" table:number-columns-spanned="48" table:number-rows-spanned="1">
            <text:p>1000</text:p>
          </table:table-cell>
          <table:covered-table-cell table:number-columns-repeated="46" table:style-name="ce211"/>
          <table:covered-table-cell table:style-name="ce247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9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30" office:value-type="string" calcext:value-type="string" table:number-columns-spanned="60" table:number-rows-spanned="1">
            <text:p>3207 (vgl Noah* bis Christi Kreuzigung, Auferstehung, Himmelfahrt)</text:p>
          </table:table-cell>
          <table:covered-table-cell table:number-columns-repeated="58" table:style-name="ce134"/>
          <table:covered-table-cell table:style-name="ce199"/>
          <table:table-cell table:style-name="ce138" office:value-type="string" calcext:value-type="string" table:number-columns-spanned="54" table:number-rows-spanned="1">
            <text:p>1023 = 31*33</text:p>
          </table:table-cell>
          <table:covered-table-cell table:number-columns-repeated="52" table:style-name="ce206"/>
          <table:covered-table-cell table:style-name="ce250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9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30" office:value-type="string" calcext:value-type="string" table:number-columns-spanned="117" table:number-rows-spanned="1">
            <text:p>3207 (vgl Adam* - Tempelbau Beginn)</text:p>
          </table:table-cell>
          <table:covered-table-cell table:number-columns-repeated="3" table:style-name="ce143"/>
          <table:covered-table-cell table:number-columns-repeated="112" table:style-name="ce134"/>
          <table:covered-table-cell table:style-name="ce199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19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61" table:formula="of:=[.DL6]-[.N6]" office:value-type="float" office:value="2222" calcext:value-type="float" table:number-columns-spanned="102" table:number-rows-spanned="1">
            <text:p>2222</text:p>
          </table:table-cell>
          <table:covered-table-cell table:number-columns-repeated="13" table:style-name="ce154"/>
          <table:covered-table-cell table:number-columns-repeated="87" table:style-name="ce165"/>
          <table:covered-table-cell table:style-name="ce251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114" office:value-type="string" calcext:value-type="string" table:number-columns-spanned="63" table:number-rows-spanned="1">
            <text:p>1089=33*33</text:p>
          </table:table-cell>
          <table:covered-table-cell table:number-columns-repeated="3" table:style-name="ce191"/>
          <table:covered-table-cell table:number-columns-repeated="58" table:style-name="ce186"/>
          <table:covered-table-cell table:style-name="ce188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114" office:value-type="string" calcext:value-type="string" table:number-columns-spanned="63" table:number-rows-spanned="1">
            <text:p>1089=33*33</text:p>
          </table:table-cell>
          <table:covered-table-cell table:number-columns-repeated="61" table:style-name="ce186"/>
          <table:covered-table-cell table:style-name="ce188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5"/>
          <table:table-cell table:style-name="ce15" table:number-columns-repeated="3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114" office:value-type="string" calcext:value-type="string" table:number-columns-spanned="63" table:number-rows-spanned="1">
            <text:p>1089=33*33</text:p>
          </table:table-cell>
          <table:covered-table-cell table:number-columns-repeated="61" table:style-name="ce212"/>
          <table:covered-table-cell table:style-name="ce25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48" table:formula="of:=[.DU6]-[.E6]" office:value-type="float" office:value="3333" calcext:value-type="float" table:number-columns-spanned="120" table:number-rows-spanned="1">
            <text:p>3333</text:p>
          </table:table-cell>
          <table:covered-table-cell table:number-columns-repeated="118" table:style-name="ce142"/>
          <table:covered-table-cell table:style-name="ce255"/>
          <table:table-cell table:style-name="ce23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8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7">
          <table:table-cell/>
          <table:table-cell table:style-name="ce5"/>
          <table:table-cell table:style-name="ce31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4"/>
          <table:table-cell table:style-name="ce70" office:value-type="float" office:value="2121" calcext:value-type="float" table:number-columns-spanned="99" table:number-rows-spanned="1">
            <text:p>2121</text:p>
          </table:table-cell>
          <table:covered-table-cell table:number-columns-repeated="97" table:style-name="ce19"/>
          <table:covered-table-cell table:style-name="ce44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145"/>
          <table:table-cell table:style-name="ce15" table:number-columns-repeated="23"/>
          <table:table-cell table:style-name="ce22"/>
          <table:table-cell table:style-name="ce25"/>
          <table:table-cell table:style-name="ce15" table:number-columns-repeated="34"/>
          <table:table-cell table:style-name="ce22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98" office:value-type="string" calcext:value-type="string" table:number-columns-spanned="81" table:number-rows-spanned="1">
            <text:p>1495: Zeit des Gesetzes (=Totalwert der Buchstaben des Hebräischen Alphabets)</text:p>
          </table:table-cell>
          <table:covered-table-cell table:number-columns-repeated="3" table:style-name="ce185"/>
          <table:covered-table-cell table:number-columns-repeated="76" table:style-name="ce133"/>
          <table:covered-table-cell table:style-name="ce198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 table:number-columns-repeated="19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34"/>
          <table:table-cell table:style-name="ce22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71" office:value-type="string" calcext:value-type="string" table:number-columns-spanned="102" table:number-rows-spanned="1">
            <text:p>2009 = 41*49</text:p>
          </table:table-cell>
          <table:covered-table-cell table:style-name="ce163"/>
          <table:covered-table-cell table:number-columns-repeated="99" table:style-name="ce164"/>
          <table:covered-table-cell table:style-name="ce256"/>
          <table:table-cell table:style-name="ce25"/>
          <table:table-cell table:style-name="ce15"/>
          <table:table-cell table:style-name="ce22"/>
          <table:table-cell table:style-name="ce235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7"/>
          <table:table-cell table:style-name="ce15"/>
          <table:table-cell table:style-name="ce22"/>
          <table:table-cell table:style-name="ce25"/>
          <table:table-cell table:style-name="ce15" table:number-columns-repeated="19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37"/>
          <table:table-cell table:style-name="ce22"/>
          <table:table-cell table:style-name="ce235"/>
          <table:table-cell table:number-columns-repeated="894"/>
        </table:table-row>
        <table:table-row table:style-name="ro7">
          <table:table-cell/>
          <table:table-cell table:style-name="ce5"/>
          <table:table-cell table:style-name="ce3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6"/>
          <table:table-cell table:style-name="ce45" table:number-columns-repeated="9"/>
          <table:table-cell table:style-name="ce96" table:formula="of:=[.BJ6]-[.AO6]" office:value-type="float" office:value="440" calcext:value-type="float" table:number-columns-spanned="21" table:number-rows-spanned="1">
            <text:p>440</text:p>
          </table:table-cell>
          <table:covered-table-cell table:number-columns-repeated="19" table:style-name="ce184"/>
          <table:covered-table-cell table:style-name="ce200"/>
          <table:table-cell table:style-name="ce96" table:formula="of:=[.CK6]-[.BJ6]" office:value-type="float" office:value="440" calcext:value-type="float" table:number-columns-spanned="27" table:number-rows-spanned="1">
            <text:p>440</text:p>
          </table:table-cell>
          <table:covered-table-cell table:number-columns-repeated="25" table:style-name="ce184"/>
          <table:covered-table-cell table:style-name="ce200"/>
          <table:table-cell table:style-name="ce45" table:number-columns-repeated="38"/>
          <table:table-cell table:style-name="ce53"/>
          <table:table-cell table:style-name="ce235"/>
          <table:table-cell table:number-columns-repeated="894"/>
        </table:table-row>
        <table:table-row table:style-name="ro8">
          <table:table-cell table:number-columns-repeated="2"/>
          <table:table-cell table:style-name="ce34"/>
          <table:table-cell table:style-name="ce45" table:number-columns-repeated="7"/>
          <table:table-cell table:style-name="ce53"/>
          <table:table-cell table:style-name="ce57"/>
          <table:table-cell table:style-name="ce45" table:number-columns-repeated="115"/>
          <table:table-cell table:style-name="ce53"/>
          <table:table-cell table:style-name="ce235"/>
          <table:table-cell table:number-columns-repeated="894"/>
        </table:table-row>
        <table:table-row table:style-name="ro7">
          <table:table-cell table:number-columns-repeated="2"/>
          <table:table-cell table:style-name="ce34"/>
          <table:table-cell table:style-name="ce45" table:number-columns-repeated="7"/>
          <table:table-cell table:style-name="ce53"/>
          <table:table-cell table:style-name="ce58" office:value-type="string" calcext:value-type="string" table:number-columns-spanned="117" table:number-rows-spanned="1">
            <text:p>2647 (vgl Adam - Mose)</text:p>
          </table:table-cell>
          <table:covered-table-cell table:number-columns-repeated="115" table:style-name="ce20"/>
          <table:covered-table-cell table:style-name="ce56"/>
          <table:table-cell table:style-name="ce235"/>
          <table:table-cell table:number-columns-repeated="894"/>
        </table:table-row>
        <table:table-row table:style-name="ro1" table:number-rows-repeated="2">
          <table:table-cell table:number-columns-repeated="3"/>
          <table:table-cell table:style-name="ce15" table:number-columns-repeated="125"/>
          <table:table-cell table:number-columns-repeated="895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89pt" fo:page-height="841.69pt" style:num-format="1" style:paper-tray-name="Virtual Bin" style:print-orientation="landscape" fo:margin-top="14.4pt" fo:margin-bottom="14.4pt" fo:margin-left="14.4pt" fo:margin-right="14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2:15:42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9-12-19T21:24:47.347000000</meta:print-date>
    <meta:creation-date>2010-05-03T15:58:07</meta:creation-date>
    <dc:date>2019-12-19T22:17:29.449000000</dc:date>
    <meta:editing-duration>PT1H8M1S</meta:editing-duration>
    <meta:generator>LibreOffice/6.2.5.2$Windows_X86_64 LibreOffice_project/1ec314fa52f458adc18c4f025c545a4e8b22c159</meta:generator>
    <meta:editing-cycles>9</meta:editing-cycles>
    <meta:document-statistic meta:table-count="1" meta:cell-count="1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